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Ultra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3" style:family="paragraph">
      <style:text-properties fo:font-family="symbol" fo:font-size="12pt" style:font-size-asian="12pt" style:font-size-complex="12pt"/>
    </style:style>
    <style:style style:name="T1" style:family="text">
      <style:text-properties fo:font-family="symbol"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4.508cm" svg:height="2.358cm" svg:x="2.689cm" svg:y="3.929cm">
          <text:p/>
        </draw:ellipse>
        <draw:line draw:style-name="gr2" draw:text-style-name="P1" draw:layer="layout" svg:x1="5.023cm" svg:y1="5.009cm" svg:x2="5.023cm" svg:y2="1.941cm">
          <text:p/>
        </draw:line>
        <draw:line draw:style-name="gr2" draw:text-style-name="P1" draw:layer="layout" svg:x1="5.023cm" svg:y1="5.009cm" svg:x2="2.725cm" svg:y2="5.751cm">
          <text:p/>
        </draw:line>
        <draw:custom-shape draw:style-name="gr3" draw:text-style-name="P1" draw:layer="layout" svg:width="2.112cm" svg:height="0.6cm" svg:x="3.982cm" svg:y="5.308cm">
          <text:p/>
          <draw:enhanced-geometry svg:viewBox="0 0 21600 21600" draw:text-areas="0 0 21600 21600" draw:mirror-vertic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" draw:text-style-name="P3" draw:layer="layout" svg:width="0.722cm" svg:height="0.806cm" svg:x="4.674cm" svg:y="4.979cm">
          <draw:text-box>
            <text:p text:style-name="P2"><text:span text:style-name="T1">f</text:span></text:p>
          </draw:text-box>
        </draw:frame>
        <draw:frame draw:style-name="gr4" draw:text-style-name="P3" draw:layer="layout" svg:width="0.794cm" svg:height="0.806cm" svg:x="4.374cm" svg:y="1.68cm">
          <draw:text-box>
            <text:p text:style-name="P2"><text:span text:style-name="T1">y</text:span></text:p>
          </draw:text-box>
        </draw:frame>
        <draw:g>
          <draw:path draw:style-name="gr5" draw:text-style-name="P1" draw:layer="layout" svg:width="0.394cm" svg:height="1.327cm" svg:x="5.221cm" svg:y="3.453cm" svg:viewBox="0 0 395 1328" svg:d="m0 668c24-52 42-155 42-155l28-200 17-200 16-87 10-26 19 69 13 252 14 373 10 287 18 181 20-69 21-425 10-321 15-183h18l11 149 15 321 13 416 7 130 12 148 22-44 24-199 15-307 5-307">
            <text:p/>
          </draw:path>
          <draw:path draw:style-name="gr5" draw:text-style-name="P1" draw:layer="layout" svg:width="0.394cm" svg:height="3.251cm" draw:transform="rotate (3.1415926535892) translate (6.00854440678063cm 5.35099999999993cm)" svg:viewBox="0 0 395 3252" svg:d="m0-9066c24-128 42-381 42-381l28-489 17-488 16-214 10-64 19 169 13 617 14 914 10 702 18 445 20-170 21-1041 10-786 15-447h18l11 363 15 786 13 1020 7 319 12 361 22-108 24-486 15-753 5-752">
            <text:p/>
          </draw:path>
          <draw:path draw:style-name="gr5" draw:text-style-name="P1" draw:layer="layout" svg:width="-0.425cm" svg:height="-1.327cm" svg:x="6.378cm" svg:y="4.78cm" svg:viewBox="0 0 -426 -1328" svg:d="m0-8893c24-52 42-156 42-156l28-199 17-199 17-88 9-26 19 69 13 252 13 373 11 287 18 181 20-69 21-425 10-321 15-183h18l11 149 15 321 13 416 7 131 12 147 22-44 24-199 23-304 28-302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8$Build-9364</meta:generator>
    <meta:initial-creator>Jussi Eloranta</meta:initial-creator>
    <meta:creation-date>2009-02-13T11:38:18</meta:creation-date>
    <dc:creator>Jussi Eloranta</dc:creator>
    <dc:date>2009-02-13T12:00:35</dc:date>
    <meta:editing-cycles>6</meta:editing-cycles>
    <meta:editing-duration>PT22M22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